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043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6.468cm"/>
    </style:style>
    <style:style style:name="co33" style:family="table-column">
      <style:table-column-properties fo:break-before="auto" style:column-width="6.075cm"/>
    </style:style>
    <style:style style:name="co34" style:family="table-column">
      <style:table-column-properties fo:break-before="auto" style:column-width="1.55cm"/>
    </style:style>
    <style:style style:name="co35" style:family="table-column">
      <style:table-column-properties fo:break-before="auto" style:column-width="0.469cm"/>
    </style:style>
    <style:style style:name="co36" style:family="table-column">
      <style:table-column-properties fo:break-before="auto" style:column-width="13.044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0.494cm"/>
    </style:style>
    <style:style style:name="co39" style:family="table-column">
      <style:table-column-properties fo:break-before="auto" style:column-width="3.641cm"/>
    </style:style>
    <style:style style:name="co40" style:family="table-column">
      <style:table-column-properties fo:break-before="auto" style:column-width="11.238cm"/>
    </style:style>
    <style:style style:name="co41" style:family="table-column">
      <style:table-column-properties fo:break-before="auto" style:column-width="1.575cm"/>
    </style:style>
    <style:style style:name="co42" style:family="table-column">
      <style:table-column-properties fo:break-before="auto" style:column-width="1.499cm"/>
    </style:style>
    <style:style style:name="co43" style:family="table-column">
      <style:table-column-properties fo:break-before="auto" style:column-width="1.475cm"/>
    </style:style>
    <style:style style:name="co44" style:family="table-column">
      <style:table-column-properties fo:break-before="auto" style:column-width="0.937cm"/>
    </style:style>
    <style:style style:name="co45" style:family="table-column">
      <style:table-column-properties fo:break-before="auto" style:column-width="6.05cm"/>
    </style:style>
    <style:style style:name="co46" style:family="table-column">
      <style:table-column-properties fo:break-before="auto" style:column-width="2.829cm"/>
    </style:style>
    <style:style style:name="co47" style:family="table-column">
      <style:table-column-properties fo:break-before="auto" style:column-width="0.445cm"/>
    </style:style>
    <style:style style:name="co48" style:family="table-column">
      <style:table-column-properties fo:break-before="auto" style:column-width="10.795cm"/>
    </style:style>
    <style:style style:name="co4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f6f9d4" style:vertical-align="middle"/>
    </style:style>
    <style:style style:name="ce169" style:family="table-cell" style:parent-style-name="Default"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8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2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3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9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5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15" table:default-cell-style-name="ce60"/>
        <table:table-column table:style-name="co16" table:default-cell-style-name="ce65"/>
        <table:table-column table:style-name="co17" table:default-cell-style-name="ce65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51"/>
        <table:table-column table:style-name="co32" table:default-cell-style-name="ce130"/>
        <table:table-column table:style-name="co33" table:default-cell-style-name="ce130"/>
        <table:table-column table:style-name="co34" table:default-cell-style-name="ce130"/>
        <table:table-column table:style-name="co35" table:default-cell-style-name="ce85"/>
        <table:table-column table:style-name="co3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39" office:value-type="string" calcext:value-type="string">
            <text:p>한글 제목</text:p>
          </table:table-cell>
          <table:table-cell table:style-name="ce39" office:value-type="string" calcext:value-type="string">
            <text:p>영어 제목</text:p>
          </table:table-cell>
          <table:table-cell table:style-name="ce55" office:value-type="string" calcext:value-type="string">
            <text:p>게임 링크</text:p>
          </table:table-cell>
          <table:table-cell table:style-name="ce55" office:value-type="string" calcext:value-type="string">
            <text:p>출시년도</text:p>
          </table:table-cell>
          <table:table-cell table:style-name="ce55" office:value-type="string" calcext:value-type="string">
            <text:p>VR</text:p>
            <text:p>전용</text:p>
          </table:table-cell>
          <table:table-cell table:style-name="ce55" office:value-type="string" calcext:value-type="string">
            <text:p>On-Line</text:p>
            <text:p>전용</text:p>
          </table:table-cell>
          <table:table-cell table:style-name="ce55" office:value-type="string" calcext:value-type="string">
            <text:p>장르</text:p>
          </table:table-cell>
          <table:table-cell table:style-name="ce39" office:value-type="string" calcext:value-type="string">
            <text:p>개발사 / 개발자 1</text:p>
          </table:table-cell>
          <table:table-cell table:style-name="ce101" office:value-type="string" calcext:value-type="string">
            <text:p>개발사 / 개발자 2</text:p>
          </table:table-cell>
          <table:table-cell table:style-name="ce101" office:value-type="string" calcext:value-type="string">
            <text:p>개발사 / 개발자 3</text:p>
          </table:table-cell>
          <table:table-cell table:style-name="ce55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61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2" table:content-validation-name="val2" office:value-type="string" calcext:value-type="string">
            <text:p>dummy</text:p>
          </table:table-cell>
          <table:table-cell table:style-name="ce61" table:content-validation-name="val2" table:number-columns-repeated="2"/>
          <table:table-cell table:style-name="ce61" table:content-validation-name="val3" office:value-type="string" calcext:value-type="string">
            <text:p>dummy</text:p>
          </table:table-cell>
          <table:table-cell table:style-name="ce61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8">[루리웹 댓글의 일부]</text:span></text:p>
            <text:p/>
            <text:p><text:span text:style-name="T8">안녕하세요. 헌터X 개발자입니다.</text:span></text:p>
            <text:p><text:span text:style-name="T8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5">
            <calcext:condition calcext:apply-style-name="Error" calcext:value="duplicate" calcext:base-cell-address="list.B3"/>
          </calcext:conditional-format>
          <calcext:conditional-format calcext:target-range-address="list.C3:list.C365">
            <calcext:condition calcext:apply-style-name="Error" calcext:value="duplicate" calcext:base-cell-address="list.C3"/>
          </calcext:conditional-format>
          <calcext:conditional-format calcext:target-range-address="list.A3:list.A365">
            <calcext:condition calcext:apply-style-name="Bad" calcext:value="=&quot;x&quot;" calcext:base-cell-address="list.A3"/>
          </calcext:conditional-format>
          <calcext:conditional-format calcext:target-range-address="list.F3:list.G36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7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3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3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70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3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3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3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3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3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3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11">178-81-02*** 의 사업자는 폐업 상태다</text:span></text:p>
          </table:table-cell>
        </table:table-row>
        <table:table-row table:style-name="ro3">
          <table:table-cell table:style-name="ce13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38" office:value-type="string" calcext:value-type="string">
            <text:p>BLENS</text:p>
          </table:table-cell>
          <table:table-cell table:style-name="ce145" office:value-type="string" calcext:value-type="string">
            <text:p>블렌즈 (BLENS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29-63-00***</text:p>
          </table:table-cell>
          <table:table-cell table:style-name="ce146" office:value-type="string" calcext:value-type="string">
            <text:p>김석현</text:p>
          </table:table-cell>
          <table:table-cell table:style-name="ce145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3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3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3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3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3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11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3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3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3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8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3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3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3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Cresent</text:p>
          </table:table-cell>
          <table:table-cell table:style-name="ce145" office:value-type="string" calcext:value-type="string">
            <text:p>크레젠트(CRESENT)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121-68-67***</text:p>
          </table:table-cell>
          <table:table-cell table:style-name="ce146" office:value-type="string" calcext:value-type="string">
            <text:p>황다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8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8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3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11">6명으로 구성</text:span></text:p>
            <text:p>공동 창립자이자 개발 총괄 김태형 대표</text:p>
          </table:table-cell>
        </table:table-row>
        <table:table-row table:style-name="ro2">
          <table:table-cell table:style-name="ce13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3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10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3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8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3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41" office:value-type="string" calcext:value-type="string">
            <text:p>dummy</text:p>
          </table:table-cell>
          <table:table-cell table:style-name="ce9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10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eTIRUe</text:p>
          </table:table-cell>
          <table:table-cell table:style-name="ce145" office:value-type="string" calcext:value-type="string">
            <text:p>에티루에</text:p>
          </table:table-cell>
          <table:table-cell table:style-name="ce146" office:value-type="string" calcext:value-type="string">
            <text:p>경남 진주시 명석면 관덕길</text:p>
          </table:table-cell>
          <table:table-cell table:style-name="ce156" office:value-type="string" calcext:value-type="string">
            <text:p>613-16-*****</text:p>
          </table:table-cell>
          <table:table-cell table:style-name="ce146" office:value-type="string" calcext:value-type="string">
            <text:p>김승용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3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3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3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3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3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3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3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3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3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3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3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3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3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11">&gt; 케나 마케프, </text:span>Kena MAKF</text:p>
            <text:p><text:span text:style-name="T11">&gt; 모쟁, </text:span>Mojaeng</text:p>
          </table:table-cell>
        </table:table-row>
        <table:table-row table:style-name="ro1">
          <table:table-cell table:style-name="ce13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3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10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3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7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7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3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3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3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3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3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ddOneGames</text:p>
          </table:table-cell>
          <table:table-cell table:style-name="ce145" office:value-type="string" calcext:value-type="string">
            <text:p>주식회사 오드원게임즈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567-81-00***</text:p>
          </table:table-cell>
          <table:table-cell table:style-name="ce146" office:value-type="string" calcext:value-type="string">
            <text:p>김영채</text:p>
          </table:table-cell>
          <table:table-cell table:style-name="ce145" office:value-type="string" calcext:value-type="string">
            <text:p><text:a xlink:href="https://www.oddonegames.com/" xlink:type="simple">https://www.oddo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newayticketstudio</text:p>
          </table:table-cell>
          <table:table-cell table:style-name="ce145" office:value-type="string" calcext:value-type="string">
            <text:p>주식회사 원웨이티켓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574-86-03***</text:p>
          </table:table-cell>
          <table:table-cell table:style-name="ce146" office:value-type="string" calcext:value-type="string">
            <text:p>송광호</text:p>
          </table:table-cell>
          <table:table-cell table:style-name="ce145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8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3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3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LAYWITH GAMES Inc.</text:p>
          </table:table-cell>
          <table:table-cell table:style-name="ce145" office:value-type="string" calcext:value-type="string">
            <text:p>（주）플레이위드게임즈</text:p>
          </table:table-cell>
          <table:table-cell table:style-name="ce146" office:value-type="string" calcext:value-type="string">
            <text:p>서울특별시 서초구 마방로</text:p>
          </table:table-cell>
          <table:table-cell table:style-name="ce156" office:value-type="string" calcext:value-type="string">
            <text:p>214-86-64***</text:p>
          </table:table-cell>
          <table:table-cell table:style-name="ce146" office:value-type="string" calcext:value-type="string">
            <text:p>김학준</text:p>
          </table:table-cell>
          <table:table-cell table:style-name="ce145" office:value-type="string" calcext:value-type="string">
            <text:p><text:a xlink:href="https://www.playwith.co.kr/" xlink:type="simple">https://www.playwith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roject Cloud Games</text:p>
          </table:table-cell>
          <table:table-cell table:style-name="ce145" office:value-type="string" calcext:value-type="string">
            <text:p>프로젝트 클라우드 게임즈 주식회사</text:p>
          </table:table-cell>
          <table:table-cell table:style-name="ce146" office:value-type="string" calcext:value-type="string">
            <text:p>서울특별시 금천구 디지털로</text:p>
          </table:table-cell>
          <table:table-cell table:style-name="ce156" office:value-type="string" calcext:value-type="string">
            <text:p>682-81-01***</text:p>
          </table:table-cell>
          <table:table-cell table:style-name="ce146" office:value-type="string" calcext:value-type="string">
            <text:p>박인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3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3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9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3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3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3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3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38" office:value-type="string" calcext:value-type="string">
            <text:p>Spickasoft</text:p>
          </table:table-cell>
          <table:table-cell table:style-name="ce145" office:value-type="string" calcext:value-type="string">
            <text:p>주식회사 스피카소프트(Spicka Soft Inc.)</text:p>
          </table:table-cell>
          <table:table-cell table:style-name="ce146" office:value-type="string" calcext:value-type="string">
            <text:p>경기도 안양시 만안구 안양로</text:p>
          </table:table-cell>
          <table:table-cell table:style-name="ce156" office:value-type="string" calcext:value-type="string">
            <text:p>499-88-01***</text:p>
          </table:table-cell>
          <table:table-cell table:style-name="ce146" office:value-type="string" calcext:value-type="string">
            <text:p>이정우</text:p>
          </table:table-cell>
          <table:table-cell table:style-name="ce145" office:value-type="string" calcext:value-type="string">
            <text:p><text:a xlink:href="http://spickasoft.com/" xlink:type="simple">http://spickasoft.com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3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3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3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3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3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8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3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3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3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EXP Games : 팀모나드라는 이름으로 시작한 서울대 게임 동아리</text:span></text:p>
            <text:p/>
            <text:p><text:span text:style-name="T11">서울대학교 경제학과 13학번 윤난새, 게임개발동아리(SNUGDC)에서 모나드 팀을 구성</text:span></text:p>
            <text:p><text:span text:style-name="T11">턴제 전략 RPG '모나드의 겨울' 제작.</text:span></text:p>
            <text:p><text:span text:style-name="T11">제작인원 10명 이상</text:span></text:p>
          </table:table-cell>
        </table:table-row>
        <table:table-row table:style-name="ro1">
          <table:table-cell table:style-name="ce13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3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3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3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3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3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3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3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1 developer.D123:developer.D23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32" table:default-cell-style-name="ce129"/>
        <table:table-column table:style-name="co3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38" table:default-cell-style-name="ce185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6"/>
        <table:table-column table:style-name="co42" table:default-cell-style-name="ce163"/>
        <table:table-column table:style-name="co43" table:default-cell-style-name="ce163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47" table:default-cell-style-name="ce85"/>
        <table:table-column table:style-name="co48" table:default-cell-style-name="Default"/>
        <table:table-column table:style-name="co4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101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39" office:value-type="string" calcext:value-type="string">
            <text:p>한글 제목</text:p>
          </table:table-cell>
          <table:table-cell table:style-name="ce39" office:value-type="string" calcext:value-type="string">
            <text:p>영어 제목</text:p>
          </table:table-cell>
          <table:table-cell table:style-name="ce55" office:value-type="string" calcext:value-type="string">
            <text:p>게임 링크</text:p>
          </table:table-cell>
          <table:table-cell table:style-name="ce55" office:value-type="string" calcext:value-type="string">
            <text:p>출시년도</text:p>
          </table:table-cell>
          <table:table-cell table:style-name="ce55" office:value-type="string" calcext:value-type="string">
            <text:p>VR</text:p>
            <text:p>전용</text:p>
          </table:table-cell>
          <table:table-cell table:style-name="ce55" office:value-type="string" calcext:value-type="string">
            <text:p>On-Line</text:p>
            <text:p>전용</text:p>
          </table:table-cell>
          <table:table-cell table:style-name="ce55" office:value-type="string" calcext:value-type="string">
            <text:p>장르</text:p>
          </table:table-cell>
          <table:table-cell table:style-name="ce39" office:value-type="string" calcext:value-type="string">
            <text:p>개발사 / 개발자 1</text:p>
          </table:table-cell>
          <table:table-cell table:style-name="ce101" office:value-type="string" calcext:value-type="string">
            <text:p>개발사 / 개발자 2</text:p>
          </table:table-cell>
          <table:table-cell table:style-name="ce55" office:value-type="string" calcext:value-type="string">
            <text:p>배급사 1</text:p>
          </table:table-cell>
          <table:table-cell table:style-name="ce55" office:value-type="string" calcext:value-type="string">
            <text:p>배급사 2</text:p>
          </table:table-cell>
          <table:table-cell table:style-name="ce55" office:value-type="string" calcext:value-type="string">
            <text:p>배급사 3</text:p>
          </table:table-cell>
          <table:table-cell table:style-name="ce10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기타</text:p>
          </table:table-cell>
        </table:table-row>
        <table:table-row table:style-name="ro12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7" office:value-type="float" office:value="2024" calcext:value-type="float">
            <text:p>2024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Jiwoo Lee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145" office:value-type="string" calcext:value-type="string">
            <text:p>개발사가 한국 개발사인지 확인이 불가능</text:p>
          </table:table-cell>
          <table:table-cell table:style-name="ce194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7" office:value-type="float" office:value="2021" calcext:value-type="float">
            <text:p>2021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Jiwoo Lee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145" office:value-type="string" calcext:value-type="string">
            <text:p>개발사가 한국 개발사인지 확인이 불가능</text:p>
          </table:table-cell>
          <table:table-cell table:style-name="ce194"/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7" office:value-type="float" office:value="2020" calcext:value-type="float">
            <text:p>2020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Jiwoo Lee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145" office:value-type="string" calcext:value-type="string">
            <text:p>개발사가 한국 개발사인지 확인이 불가능</text:p>
          </table:table-cell>
          <table:table-cell table:style-name="ce194"/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7" office:value-type="float" office:value="2024" calcext:value-type="float">
            <text:p>2024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Jiwoo Lee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145" office:value-type="string" calcext:value-type="string">
            <text:p>개발사가 한국 개발사인지 확인이 불가능</text:p>
          </table:table-cell>
          <table:table-cell table:style-name="ce194"/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88" office:value-type="string" calcext:value-type="string">
            <text:p>?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Lighters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94"/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86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88" office:value-type="float" office:value="2024" calcext:value-type="float">
            <text:p>2024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Thunderfox Studio( 천둥여우 스튜디오 )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38" office:value-type="string" calcext:value-type="string">
            <text:p>사업자 정보가 없다. ( 개발자 권현안 )</text:p>
          </table:table-cell>
          <table:table-cell table:style-name="ce194"/>
        </table:table-row>
        <table:table-row table:style-name="ro1">
          <table:table-cell table:style-name="ce184" table:content-validation-name="val1" office:value-type="string" calcext:value-type="string">
            <text:p>o</text:p>
          </table:table-cell>
          <table:table-cell table:style-name="ce145"/>
          <table:table-cell table:style-name="ce186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88" office:value-type="float" office:value="2024" calcext:value-type="float">
            <text:p>2024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SADARI GAMES | 사다리게임즈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38" office:value-type="string" calcext:value-type="string">
            <text:p>사업자 정보가 없다.</text:p>
          </table:table-cell>
          <table:table-cell table:style-name="ce194"/>
        </table:table-row>
        <table:table-row table:style-name="ro2">
          <table:table-cell table:style-name="ce184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86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88" office:value-type="float" office:value="2023" calcext:value-type="float">
            <text:p>2023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91"/>
          <table:table-cell table:style-name="ce192" office:value-type="string" calcext:value-type="string">
            <text:p>RedBook | 레드북</text:p>
          </table:table-cell>
          <table:table-cell table:style-name="ce192"/>
          <table:table-cell table:style-name="ce81" table:number-columns-repeated="3"/>
          <table:table-cell table:style-name="ce193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94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6" table:on-update-keep-styles="true" table:on-update-keep-size="false"/>
        <table:database-range table:name="developer_table" table:target-range-address="developer.A2:developer.I1096" table:on-update-keep-styles="true" table:on-update-keep-size="false"/>
        <table:database-range table:name="game_table" table:target-range-address="list.B344:list.C345" table:on-update-keep-styles="true" table:on-update-keep-size="false"/>
        <table:database-range table:name="publisher_name_list" table:target-range-address="publisher.A2:publisher.A1084" table:on-update-keep-styles="true" table:on-update-keep-size="false"/>
        <table:database-range table:name="__Anonymous_Sheet_DB__0" table:target-range-address="list.B2:list.L36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7:51:57.9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1T07:55:57.726000000</dc:date>
    <meta:editing-duration>P3DT10H34M18S</meta:editing-duration>
    <meta:editing-cycles>1378</meta:editing-cycles>
    <meta:document-statistic meta:table-count="4" meta:cell-count="50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